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2.1126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1.9618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padding-bottom="0.0193in" fo:padding-left="0.0138in" fo:padding-right="0.0138in" fo:padding-top="0.0193in"/>
    </style:style>
    <style:style style:name="ce2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</style:style>
    <style:style style:name="ce28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31" style:family="table-cell" style:parent-style-name="Default">
      <style:text-properties style:font-name="Arial" style:font-name-asian="DejaVu Sans" style:font-name-complex="DejaVu Sans"/>
    </style:style>
    <style:style style:name="ce32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Pretty Data" table:style-name="ta1" table:print="false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table:number-columns-spanned="3" table:number-rows-spanned="1">
            <text:p>Node Speedup (P = 32)</text:p>
          </table:table-cell>
          <table:covered-table-cell table:style-name="ce6"/>
          <table:covered-table-cell table:style-name="ce11"/>
          <table:table-cell table:number-columns-repeated="1021"/>
        </table:table-row>
        <table:table-row table:style-name="ro1">
          <table:table-cell table:style-name="ce2" office:value-type="string">
            <text:p>Puzzle</text:p>
          </table:table-cell>
          <table:table-cell table:style-name="ce7" office:value-type="string">
            <text:p>Blacklight</text:p>
          </table:table-cell>
          <table:table-cell table:style-name="ce12" office:value-type="string">
            <text:p>Pople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[Blacklight.F9]" office:value-type="float" office:value="29.2776866318916">
            <text:p>29.28</text:p>
          </table:table-cell>
          <table:table-cell table:style-name="ce13" table:formula="of:=[Pople.F9]" office:value-type="float" office:value="28.7979137970162">
            <text:p>28.80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Blacklight.F19]" office:value-type="float" office:value="30.68980968431">
            <text:p>30.69</text:p>
          </table:table-cell>
          <table:table-cell table:style-name="ce13" table:formula="of:=[Pople.F19]" office:value-type="float" office:value="29.2735959619389">
            <text:p>29.2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Blacklight.F29]" office:value-type="float" office:value="30.9224920958196">
            <text:p>30.92</text:p>
          </table:table-cell>
          <table:table-cell table:style-name="ce13" table:formula="of:=[Pople.F29]" office:value-type="float" office:value="29.131560555743">
            <text:p>29.1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Blacklight.F39]" office:value-type="float" office:value="31.8882159193306">
            <text:p>31.89</text:p>
          </table:table-cell>
          <table:table-cell table:style-name="ce13" table:formula="of:=[Pople.F39]" office:value-type="float" office:value="30.7454611372945">
            <text:p>30.75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table:formula="of:=[Blacklight.F49]" office:value-type="float" office:value="31.6685151735475">
            <text:p>31.67</text:p>
          </table:table-cell>
          <table:table-cell table:style-name="ce13" table:formula="of:=[Pople.F49]" office:value-type="float" office:value="29.050345371337">
            <text:p>29.0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verage</text:p>
          </table:table-cell>
          <table:table-cell table:style-name="ce10" table:formula="of:=AVERAGE([.B3:.B7])" office:value-type="float" office:value="30.8893439009798">
            <text:p>30.89</text:p>
          </table:table-cell>
          <table:table-cell table:style-name="ce14" table:formula="of:=AVERAGE([.C3:.C7])" office:value-type="float" office:value="29.3997753646659">
            <text:p>29.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cklight" table:style-name="ta1" table:print="false">
        <table:table-column table:style-name="co3" table:default-cell-style-name="ce17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number-columns-repeated="2" table:default-cell-style-name="Default"/>
        <table:table-row table:style-name="ro2">
          <table:table-cell table:style-name="ce15" office:value-type="string" table:number-columns-spanned="8" table:number-rows-spanned="1">
            <text:p>Blacklight 27 <text:s text:c="5"/>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7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249309.172">
            <text:p>1249309.172</text:p>
          </table:table-cell>
          <table:table-cell office:value-type="float" office:value="1249373.081">
            <text:p>1249373.081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5924667">
            <text:p>345924667</text:p>
          </table:table-cell>
          <table:table-cell office:value-type="float" office:value="137445.615">
            <text:p>137445.615</text:p>
          </table:table-cell>
          <table:table-cell office:value-type="float" office:value="137676.492">
            <text:p>137676.492</text:p>
          </table:table-cell>
          <table:table-cell/>
          <table:table-cell table:formula="of:=([.B4]/[.D4])/([.B$3]/[.D$3])" office:value-type="float" office:value="1.90793912489591">
            <text:p>1.9079391249</text:p>
          </table:table-cell>
          <table:table-cell table:formula="of:=[.C$3]/[.C4]" office:value-type="float" office:value="9.08948002451733">
            <text:p>9.0894800245</text:p>
          </table:table-cell>
          <table:table-cell table:formula="of:=[.D$3]/[.D4]" office:value-type="float" office:value="9.07470159103124">
            <text:p>9.07470159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5183146">
            <text:p>1435183146</text:p>
          </table:table-cell>
          <table:table-cell office:value-type="float" office:value="286407.151">
            <text:p>286407.151</text:p>
          </table:table-cell>
          <table:table-cell office:value-type="float" office:value="286645.494">
            <text:p>286645.494</text:p>
          </table:table-cell>
          <table:table-cell/>
          <table:table-cell table:formula="of:=([.B5]/[.D5])/([.B$3]/[.D$3])" office:value-type="float" office:value="3.80193756315611">
            <text:p>3.8019375632</text:p>
          </table:table-cell>
          <table:table-cell table:formula="of:=[.C$3]/[.C5]" office:value-type="float" office:value="4.36200411769747">
            <text:p>4.3620041177</text:p>
          </table:table-cell>
          <table:table-cell table:formula="of:=[.D$3]/[.D5]" office:value-type="float" office:value="4.35860010762981">
            <text:p>4.358600107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4928011">
            <text:p>1324928011</text:p>
          </table:table-cell>
          <table:table-cell office:value-type="float" office:value="133023.098">
            <text:p>133023.098</text:p>
          </table:table-cell>
          <table:table-cell office:value-type="float" office:value="133385.072">
            <text:p>133385.072</text:p>
          </table:table-cell>
          <table:table-cell/>
          <table:table-cell table:formula="of:=([.B6]/[.D6])/([.B$3]/[.D$3])" office:value-type="float" office:value="7.54271725740907">
            <text:p>7.5427172574</text:p>
          </table:table-cell>
          <table:table-cell table:formula="of:=[.C$3]/[.C6]" office:value-type="float" office:value="9.39167100137752">
            <text:p>9.3916710014</text:p>
          </table:table-cell>
          <table:table-cell table:formula="of:=[.D$3]/[.D6]" office:value-type="float" office:value="9.36666346740811">
            <text:p>9.366663467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00865">
            <text:p>260800865</text:p>
          </table:table-cell>
          <table:table-cell office:value-type="float" office:value="13205.834">
            <text:p>13205.834</text:p>
          </table:table-cell>
          <table:table-cell office:value-type="float" office:value="13516.684">
            <text:p>13516.684</text:p>
          </table:table-cell>
          <table:table-cell/>
          <table:table-cell table:formula="of:=([.B7]/[.D7])/([.B$3]/[.D$3])" office:value-type="float" office:value="14.6514848623508">
            <text:p>14.6514848624</text:p>
          </table:table-cell>
          <table:table-cell table:formula="of:=[.C$3]/[.C7]" office:value-type="float" office:value="94.60282266156">
            <text:p>94.6028226616</text:p>
          </table:table-cell>
          <table:table-cell table:formula="of:=[.D$3]/[.D7]" office:value-type="float" office:value="92.4319219861913">
            <text:p>92.431921986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93437590">
            <text:p>893437590</text:p>
          </table:table-cell>
          <table:table-cell office:value-type="float" office:value="30277.605">
            <text:p>30277.605</text:p>
          </table:table-cell>
          <table:table-cell office:value-type="float" office:value="30541.013">
            <text:p>30541.013</text:p>
          </table:table-cell>
          <table:table-cell/>
          <table:table-cell table:formula="of:=([.B8]/[.D8])/([.B$3]/[.D$3])" office:value-type="float" office:value="22.2138357784172">
            <text:p>22.2138357784</text:p>
          </table:table-cell>
          <table:table-cell table:formula="of:=[.C$3]/[.C8]" office:value-type="float" office:value="41.2618227894842">
            <text:p>41.2618227895</text:p>
          </table:table-cell>
          <table:table-cell table:formula="of:=[.D$3]/[.D8]" office:value-type="float" office:value="40.9080432597308">
            <text:p>40.9080432597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666750147">
            <text:p>666750147</text:p>
          </table:table-cell>
          <table:table-cell table:style-name="ce25" office:value-type="float" office:value="17009.193">
            <text:p>17009.193</text:p>
          </table:table-cell>
          <table:table-cell table:style-name="ce25" office:value-type="float" office:value="17292.952">
            <text:p>17292.952</text:p>
          </table:table-cell>
          <table:table-cell table:style-name="ce25"/>
          <table:table-cell table:style-name="ce25" table:formula="of:=([.B9]/[.D9])/([.B$3]/[.D$3])" office:value-type="float" office:value="29.2776866318916">
            <text:p>29.2776866319</text:p>
          </table:table-cell>
          <table:table-cell table:style-name="ce25" table:formula="of:=[.C$3]/[.C9]" office:value-type="float" office:value="73.4490561662743">
            <text:p>73.4490561663</text:p>
          </table:table-cell>
          <table:table-cell table:style-name="ce30" table:formula="of:=[.D$3]/[.D9]" office:value-type="float" office:value="72.2475307281255">
            <text:p>72.247530728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19" office:value-type="string" table:number-columns-spanned="8" table:number-rows-spanned="1">
            <text:p><text:span text:style-name="T1">Blacklight 33</text:span>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</text:p>
          </table:table-cell>
          <table:table-cell table:formula="of:=[.C$13]/[.C14]" office:value-type="float" office:value="2.3562274940335">
            <text:p>2.356227494</text:p>
          </table:table-cell>
          <table:table-cell table:formula="of:=[.D$13]/[.D14]" office:value-type="float" office:value="2.35625069225483">
            <text:p>2.356250692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6</text:p>
          </table:table-cell>
          <table:table-cell table:formula="of:=[.C$13]/[.C15]" office:value-type="float" office:value="14.7630147703333">
            <text:p>14.7630147703</text:p>
          </table:table-cell>
          <table:table-cell table:formula="of:=[.D$13]/[.D15]" office:value-type="float" office:value="14.7626477239744">
            <text:p>14.76264772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</text:p>
          </table:table-cell>
          <table:table-cell table:formula="of:=[.C$13]/[.C16]" office:value-type="float" office:value="152.354397697706">
            <text:p>152.3543976977</text:p>
          </table:table-cell>
          <table:table-cell table:formula="of:=[.D$13]/[.D16]" office:value-type="float" office:value="152.267237537285">
            <text:p>152.267237537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</text:p>
          </table:table-cell>
          <table:table-cell table:formula="of:=[.C$13]/[.C17]" office:value-type="float" office:value="14.7137703868143">
            <text:p>14.7137703868</text:p>
          </table:table-cell>
          <table:table-cell table:formula="of:=[.D$13]/[.D17]" office:value-type="float" office:value="14.7078125370053">
            <text:p>14.70781253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1</text:p>
          </table:table-cell>
          <table:table-cell table:formula="of:=[.C$13]/[.C18]" office:value-type="float" office:value="21.1128383318209">
            <text:p>21.1128383318</text:p>
          </table:table-cell>
          <table:table-cell table:formula="of:=[.D$13]/[.D18]" office:value-type="float" office:value="21.1085049300842">
            <text:p>21.1085049301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684111027">
            <text:p>684111027</text:p>
          </table:table-cell>
          <table:table-cell table:style-name="ce25" office:value-type="float" office:value="16996.966">
            <text:p>16996.966</text:p>
          </table:table-cell>
          <table:table-cell table:style-name="ce25" office:value-type="float" office:value="17013.453">
            <text:p>17013.453</text:p>
          </table:table-cell>
          <table:table-cell table:style-name="ce25"/>
          <table:table-cell table:style-name="ce25" table:formula="of:=([.B19]/[.D19])/([.B$13]/[.D$13])" office:value-type="float" office:value="30.68980968431">
            <text:p>30.6898096843</text:p>
          </table:table-cell>
          <table:table-cell table:style-name="ce25" table:formula="of:=[.C$13]/[.C19]" office:value-type="float" office:value="98.3926155409148">
            <text:p>98.3926155409</text:p>
          </table:table-cell>
          <table:table-cell table:style-name="ce30" table:formula="of:=[.D$13]/[.D19]" office:value-type="float" office:value="98.2988575570168">
            <text:p>98.298857557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0" office:value-type="string" table:number-columns-spanned="8" table:number-rows-spanned="1">
            <text:p><text:span text:style-name="T2">Blacklight 35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6</text:p>
          </table:table-cell>
          <table:table-cell table:formula="of:=[.C$23]/[.C24]" office:value-type="float" office:value="10.7080420842389">
            <text:p>10.7080420842</text:p>
          </table:table-cell>
          <table:table-cell table:formula="of:=[.D$23]/[.D24]" office:value-type="float" office:value="10.7087124670947">
            <text:p>10.708712467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6</text:p>
          </table:table-cell>
          <table:table-cell table:formula="of:=[.C$23]/[.C25]" office:value-type="float" office:value="8.62891412030493">
            <text:p>8.6289141203</text:p>
          </table:table-cell>
          <table:table-cell table:formula="of:=[.D$23]/[.D25]" office:value-type="float" office:value="8.62929951285301">
            <text:p>8.629299512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</text:p>
          </table:table-cell>
          <table:table-cell table:formula="of:=[.C$23]/[.C26]" office:value-type="float" office:value="17.7452166372235">
            <text:p>17.7452166372</text:p>
          </table:table-cell>
          <table:table-cell table:formula="of:=[.D$23]/[.D26]" office:value-type="float" office:value="17.7375168776636">
            <text:p>17.7375168777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</text:p>
          </table:table-cell>
          <table:table-cell table:formula="of:=[.C$23]/[.C27]" office:value-type="float" office:value="34.7568828494683">
            <text:p>34.7568828495</text:p>
          </table:table-cell>
          <table:table-cell table:formula="of:=[.D$23]/[.D27]" office:value-type="float" office:value="34.7496274799538">
            <text:p>34.7496274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</text:p>
          </table:table-cell>
          <table:table-cell table:formula="of:=[.C$23]/[.C28]" office:value-type="float" office:value="27.6615868265684">
            <text:p>27.6615868266</text:p>
          </table:table-cell>
          <table:table-cell table:formula="of:=[.D$23]/[.D28]" office:value-type="float" office:value="27.6309070493779">
            <text:p>27.6309070494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945863264">
            <text:p>945863264</text:p>
          </table:table-cell>
          <table:table-cell table:style-name="ce25" office:value-type="float" office:value="27151.964">
            <text:p>27151.964</text:p>
          </table:table-cell>
          <table:table-cell table:style-name="ce25" office:value-type="float" office:value="27174.597">
            <text:p>27174.597</text:p>
          </table:table-cell>
          <table:table-cell table:style-name="ce25"/>
          <table:table-cell table:style-name="ce25" table:formula="of:=([.B29]/[.D29])/([.B$23]/[.D$23])" office:value-type="float" office:value="30.9224920958196">
            <text:p>30.9224920958</text:p>
          </table:table-cell>
          <table:table-cell table:style-name="ce25" table:formula="of:=[.C$23]/[.C29]" office:value-type="float" office:value="61.938709884854">
            <text:p>61.9387098849</text:p>
          </table:table-cell>
          <table:table-cell table:style-name="ce30" table:formula="of:=[.D$23]/[.D29]" office:value-type="float" office:value="61.8926590521287">
            <text:p>61.892659052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1" office:value-type="string" table:number-columns-spanned="8" table:number-rows-spanned="1">
            <text:p><text:span text:style-name="T2">Blacklight 39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3</text:p>
          </table:table-cell>
          <table:table-cell table:formula="of:=[.C$33]/[.C34]" office:value-type="float" office:value="1.24995685627936">
            <text:p>1.2499568563</text:p>
          </table:table-cell>
          <table:table-cell table:formula="of:=[.D$33]/[.D34]" office:value-type="float" office:value="1.24995531453034">
            <text:p>1.249955314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</text:p>
          </table:table-cell>
          <table:table-cell table:formula="of:=[.C$33]/[.C35]" office:value-type="float" office:value="2.29459814012064">
            <text:p>2.2945981401</text:p>
          </table:table-cell>
          <table:table-cell table:formula="of:=[.D$33]/[.D35]" office:value-type="float" office:value="2.29440712324609">
            <text:p>2.29440712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</text:p>
          </table:table-cell>
          <table:table-cell table:formula="of:=[.C$33]/[.C36]" office:value-type="float" office:value="2.26955483672678">
            <text:p>2.2695548367</text:p>
          </table:table-cell>
          <table:table-cell table:formula="of:=[.D$33]/[.D36]" office:value-type="float" office:value="2.26934821630508">
            <text:p>2.269348216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</text:p>
          </table:table-cell>
          <table:table-cell table:formula="of:=[.C$33]/[.C37]" office:value-type="float" office:value="4.588260729849">
            <text:p>4.5882607298</text:p>
          </table:table-cell>
          <table:table-cell table:formula="of:=[.D$33]/[.D37]" office:value-type="float" office:value="4.58629525313711">
            <text:p>4.586295253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6</text:p>
          </table:table-cell>
          <table:table-cell table:formula="of:=[.C$33]/[.C38]" office:value-type="float" office:value="4.16390288428788">
            <text:p>4.1639028843</text:p>
          </table:table-cell>
          <table:table-cell table:formula="of:=[.D$33]/[.D38]" office:value-type="float" office:value="4.16193248361786">
            <text:p>4.1619324836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12407068224">
            <text:p>12407068224</text:p>
          </table:table-cell>
          <table:table-cell table:style-name="ce25" office:value-type="float" office:value="437380.143">
            <text:p>437380.143</text:p>
          </table:table-cell>
          <table:table-cell table:style-name="ce25" office:value-type="float" office:value="437498.967">
            <text:p>437498.967</text:p>
          </table:table-cell>
          <table:table-cell table:style-name="ce25"/>
          <table:table-cell table:style-name="ce25" table:formula="of:=([.B39]/[.D39])/([.B$33]/[.D$33])" office:value-type="float" office:value="31.8882159193306">
            <text:p>31.8882159193</text:p>
          </table:table-cell>
          <table:table-cell table:style-name="ce25" table:formula="of:=[.C$33]/[.C39]" office:value-type="float" office:value="4.38031553023659">
            <text:p>4.3803155302</text:p>
          </table:table-cell>
          <table:table-cell table:style-name="ce30" table:formula="of:=[.D$33]/[.D39]" office:value-type="float" office:value="4.37970511139516">
            <text:p>4.3797051114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0" office:value-type="string" table:number-columns-spanned="8" table:number-rows-spanned="1">
            <text:p><text:span text:style-name="T2">Blacklight 75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3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3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6</text:p>
          </table:table-cell>
          <table:table-cell table:formula="of:=[.C$43]/[.C44]" office:value-type="float" office:value="1.87204452175994">
            <text:p>1.8720445218</text:p>
          </table:table-cell>
          <table:table-cell table:formula="of:=[.D$43]/[.D44]" office:value-type="float" office:value="1.87212576736333">
            <text:p>1.872125767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</text:p>
          </table:table-cell>
          <table:table-cell table:formula="of:=[.C$43]/[.C45]" office:value-type="float" office:value="3.47686133554559">
            <text:p>3.4768613355</text:p>
          </table:table-cell>
          <table:table-cell table:formula="of:=[.D$43]/[.D45]" office:value-type="float" office:value="3.47700409722655">
            <text:p>3.477004097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</text:p>
          </table:table-cell>
          <table:table-cell table:formula="of:=[.C$43]/[.C46]" office:value-type="float" office:value="6.54483894533584">
            <text:p>6.5448389453</text:p>
          </table:table-cell>
          <table:table-cell table:formula="of:=[.D$43]/[.D46]" office:value-type="float" office:value="6.54497481217204">
            <text:p>6.544974812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</text:p>
          </table:table-cell>
          <table:table-cell table:formula="of:=[.C$43]/[.C47]" office:value-type="float" office:value="24.0717823208352">
            <text:p>24.0717823208</text:p>
          </table:table-cell>
          <table:table-cell table:formula="of:=[.D$43]/[.D47]" office:value-type="float" office:value="24.0704829523493">
            <text:p>24.07048295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</text:p>
          </table:table-cell>
          <table:table-cell table:formula="of:=[.C$43]/[.C48]" office:value-type="float" office:value="39.2775201966439">
            <text:p>39.2775201966</text:p>
          </table:table-cell>
          <table:table-cell table:formula="of:=[.D$43]/[.D48]" office:value-type="float" office:value="39.2338418685265">
            <text:p>39.2338418685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2168984123">
            <text:p>2168984123</text:p>
          </table:table-cell>
          <table:table-cell table:style-name="ce25" office:value-type="float" office:value="67162.267">
            <text:p>67162.267</text:p>
          </table:table-cell>
          <table:table-cell table:style-name="ce25" office:value-type="float" office:value="67182.593">
            <text:p>67182.593</text:p>
          </table:table-cell>
          <table:table-cell table:style-name="ce25"/>
          <table:table-cell table:style-name="ce25" table:formula="of:=([.B49]/[.D49])/([.B$43]/[.D$43])" office:value-type="float" office:value="31.6685151735475">
            <text:p>31.6685151735</text:p>
          </table:table-cell>
          <table:table-cell table:style-name="ce25" table:formula="of:=[.C$43]/[.C49]" office:value-type="float" office:value="57.4530265483743">
            <text:p>57.4530265484</text:p>
          </table:table-cell>
          <table:table-cell table:style-name="ce30" table:formula="of:=[.D$43]/[.D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2:'Blacklight Nodes'.A2 'Blacklight Nodes'.A3:'Blacklight Nodes'.A9 'Blacklight Nodes'.B2:'Blacklight Nodes'.B2 'Blacklight Nodes'.B3:'Blacklight Nodes'.B9 'Blacklight Nodes'.A2:'Blacklight Nodes'.A2 'Blacklight Nodes'.A3:'Blacklight Nodes'.A9 'Blacklight Nodes'.C2:'Blacklight Nodes'.C2 'Blacklight Nodes'.C3:'Blacklight Nodes'.C9 'Blacklight Nodes'.A2:'Blacklight Nodes'.A2 'Blacklight Nodes'.A3:'Blacklight Nodes'.A9 'Blacklight Nodes'.D2:'Blacklight Nodes'.D2 'Blacklight Nodes'.D3:'Blacklight Nodes'.D9 'Blacklight Nodes'.A2:'Blacklight Nodes'.A2 'Blacklight Nodes'.A3:'Blacklight Nodes'.A9 'Blacklight Nodes'.E2:'Blacklight Nodes'.E2 'Blacklight Nodes'.E3:'Blacklight Nodes'.E9 'Blacklight Nodes'.A2:'Blacklight Nodes'.A2 'Blacklight Nodes'.A3:'Blacklight Nodes'.A9 'Blacklight Nodes'.F2:'Blacklight Nodes'.F2 'Blacklight Nodes'.F3:'Blacklight Nodes'.F9 'Blacklight Nodes'.A2:'Blacklight Nodes'.A2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9</text:p>
          </table:table-cell>
          <table:table-cell table:formula="of:=[Blacklight.F14]" office:value-type="float" office:value="1.94207844623248">
            <text:p>1.9420784462</text:p>
          </table:table-cell>
          <table:table-cell table:formula="of:=[Blacklight.F24]" office:value-type="float" office:value="1.90510946459348">
            <text:p>1.9051094646</text:p>
          </table:table-cell>
          <table:table-cell table:formula="of:=[Blacklight.F34]" office:value-type="float" office:value="1.97266372026037">
            <text:p>1.9726637203</text:p>
          </table:table-cell>
          <table:table-cell table:formula="of:=[Blacklight.F44]" office:value-type="float" office:value="2.01467317758363">
            <text:p>2.014673177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2</text:p>
          </table:table-cell>
          <table:table-cell table:formula="of:=[Blacklight.F15]" office:value-type="float" office:value="3.8865836905669">
            <text:p>3.8865836906</text:p>
          </table:table-cell>
          <table:table-cell table:formula="of:=[Blacklight.F25]" office:value-type="float" office:value="3.8834920905994">
            <text:p>3.8834920906</text:p>
          </table:table-cell>
          <table:table-cell table:formula="of:=[Blacklight.F35]" office:value-type="float" office:value="3.95677630670341">
            <text:p>3.9567763067</text:p>
          </table:table-cell>
          <table:table-cell table:formula="of:=[Blacklight.F45]" office:value-type="float" office:value="4.04458803024836">
            <text:p>4.044588030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</text:p>
          </table:table-cell>
          <table:table-cell table:formula="of:=[Blacklight.F16]" office:value-type="float" office:value="7.59028698810544">
            <text:p>7.5902869881</text:p>
          </table:table-cell>
          <table:table-cell table:formula="of:=[Blacklight.F26]" office:value-type="float" office:value="7.79668829612993">
            <text:p>7.7966882961</text:p>
          </table:table-cell>
          <table:table-cell table:formula="of:=[Blacklight.F36]" office:value-type="float" office:value="8.0052443623376">
            <text:p>8.0052443623</text:p>
          </table:table-cell>
          <table:table-cell table:formula="of:=[Blacklight.F46]" office:value-type="float" office:value="8.08230018484791">
            <text:p>8.082300184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4</text:p>
          </table:table-cell>
          <table:table-cell table:formula="of:=[Blacklight.F17]" office:value-type="float" office:value="13.5279084153098">
            <text:p>13.5279084153</text:p>
          </table:table-cell>
          <table:table-cell table:formula="of:=[Blacklight.F27]" office:value-type="float" office:value="15.5918949143302">
            <text:p>15.5918949143</text:p>
          </table:table-cell>
          <table:table-cell table:formula="of:=[Blacklight.F37]" office:value-type="float" office:value="15.9968838323248">
            <text:p>15.9968838323</text:p>
          </table:table-cell>
          <table:table-cell table:formula="of:=[Blacklight.F47]" office:value-type="float" office:value="15.9589507976424">
            <text:p>15.958950797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</text:p>
          </table:table-cell>
          <table:table-cell table:formula="of:=[Blacklight.F18]" office:value-type="float" office:value="22.8853224920858">
            <text:p>22.8853224921</text:p>
          </table:table-cell>
          <table:table-cell table:formula="of:=[Blacklight.F28]" office:value-type="float" office:value="23.2085673545367">
            <text:p>23.2085673545</text:p>
          </table:table-cell>
          <table:table-cell table:formula="of:=[Blacklight.F38]" office:value-type="float" office:value="23.8927879335957">
            <text:p>23.8927879336</text:p>
          </table:table-cell>
          <table:table-cell table:formula="of:=[Blacklight.F48]" office:value-type="float" office:value="23.95739031404">
            <text:p>23.957390314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9</text:p>
          </table:table-cell>
          <table:table-cell table:formula="of:=[Blacklight.F19]" office:value-type="float" office:value="30.68980968431">
            <text:p>30.6898096843</text:p>
          </table:table-cell>
          <table:table-cell table:formula="of:=[Blacklight.F29]" office:value-type="float" office:value="30.9224920958196">
            <text:p>30.9224920958</text:p>
          </table:table-cell>
          <table:table-cell table:formula="of:=[Blacklight.F39]" office:value-type="float" office:value="31.8882159193306">
            <text:p>31.8882159193</text:p>
          </table:table-cell>
          <table:table-cell table:formula="of:=[Blacklight.F49]" office:value-type="float" office:value="31.6685151735475">
            <text:p>31.6685151735</text:p>
          </table:table-cell>
          <table:table-cell/>
        </table:table-row>
      </table:table>
      <table:table table:name="Blacklight Comp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2:'Blacklight Comp'.A2 'Blacklight Comp'.A3:'Blacklight Comp'.A9 'Blacklight Comp'.B2:'Blacklight Comp'.B2 'Blacklight Comp'.B3:'Blacklight Comp'.B9 'Blacklight Comp'.A2:'Blacklight Comp'.A2 'Blacklight Comp'.A3:'Blacklight Comp'.A9 'Blacklight Comp'.C2:'Blacklight Comp'.C2 'Blacklight Comp'.C3:'Blacklight Comp'.C9 'Blacklight Comp'.A2:'Blacklight Comp'.A2 'Blacklight Comp'.A3:'Blacklight Comp'.A9 'Blacklight Comp'.D2:'Blacklight Comp'.D2 'Blacklight Comp'.D3:'Blacklight Comp'.D9 'Blacklight Comp'.A2:'Blacklight Comp'.A2 'Blacklight Comp'.A3:'Blacklight Comp'.A9 'Blacklight Comp'.E2:'Blacklight Comp'.E2 'Blacklight Comp'.E3:'Blacklight Comp'.E9 'Blacklight Comp'.A2:'Blacklight Comp'.A2 'Blacklight Comp'.A3:'Blacklight Comp'.A9 'Blacklight Comp'.F2:'Blacklight Comp'.F2 'Blacklight Comp'.F3:'Blacklight Comp'.F9 'Blacklight Comp'.A2:'Blacklight Comp'.A2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</text:p>
          </table:table-cell>
          <table:table-cell table:formula="of:=[Blacklight.G14]" office:value-type="float" office:value="2.3562274940335">
            <text:p>2.356227494</text:p>
          </table:table-cell>
          <table:table-cell table:formula="of:=[Blacklight.G24]" office:value-type="float" office:value="10.7080420842389">
            <text:p>10.7080420842</text:p>
          </table:table-cell>
          <table:table-cell table:formula="of:=[Blacklight.G34]" office:value-type="float" office:value="1.24995685627936">
            <text:p>1.2499568563</text:p>
          </table:table-cell>
          <table:table-cell table:formula="of:=[Blacklight.G44]" office:value-type="float" office:value="1.87204452175994">
            <text:p>1.872044521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7</text:p>
          </table:table-cell>
          <table:table-cell table:formula="of:=[Blacklight.G15]" office:value-type="float" office:value="14.7630147703333">
            <text:p>14.7630147703</text:p>
          </table:table-cell>
          <table:table-cell table:formula="of:=[Blacklight.G25]" office:value-type="float" office:value="8.62891412030493">
            <text:p>8.6289141203</text:p>
          </table:table-cell>
          <table:table-cell table:formula="of:=[Blacklight.G35]" office:value-type="float" office:value="2.29459814012064">
            <text:p>2.2945981401</text:p>
          </table:table-cell>
          <table:table-cell table:formula="of:=[Blacklight.G45]" office:value-type="float" office:value="3.47686133554559">
            <text:p>3.476861335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4</text:p>
          </table:table-cell>
          <table:table-cell table:formula="of:=[Blacklight.G16]" office:value-type="float" office:value="152.354397697706">
            <text:p>152.3543976977</text:p>
          </table:table-cell>
          <table:table-cell table:formula="of:=[Blacklight.G26]" office:value-type="float" office:value="17.7452166372235">
            <text:p>17.7452166372</text:p>
          </table:table-cell>
          <table:table-cell table:formula="of:=[Blacklight.G36]" office:value-type="float" office:value="2.26955483672678">
            <text:p>2.2695548367</text:p>
          </table:table-cell>
          <table:table-cell table:formula="of:=[Blacklight.G46]" office:value-type="float" office:value="6.54483894533584">
            <text:p>6.54483894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6</text:p>
          </table:table-cell>
          <table:table-cell table:formula="of:=[Blacklight.G17]" office:value-type="float" office:value="14.7137703868143">
            <text:p>14.7137703868</text:p>
          </table:table-cell>
          <table:table-cell table:formula="of:=[Blacklight.G27]" office:value-type="float" office:value="34.7568828494683">
            <text:p>34.7568828495</text:p>
          </table:table-cell>
          <table:table-cell table:formula="of:=[Blacklight.G37]" office:value-type="float" office:value="4.588260729849">
            <text:p>4.5882607298</text:p>
          </table:table-cell>
          <table:table-cell table:formula="of:=[Blacklight.G47]" office:value-type="float" office:value="24.0717823208352">
            <text:p>24.071782320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5</text:p>
          </table:table-cell>
          <table:table-cell table:formula="of:=[Blacklight.G18]" office:value-type="float" office:value="21.1128383318209">
            <text:p>21.1128383318</text:p>
          </table:table-cell>
          <table:table-cell table:formula="of:=[Blacklight.G28]" office:value-type="float" office:value="27.6615868265684">
            <text:p>27.6615868266</text:p>
          </table:table-cell>
          <table:table-cell table:formula="of:=[Blacklight.G38]" office:value-type="float" office:value="4.16390288428788">
            <text:p>4.1639028843</text:p>
          </table:table-cell>
          <table:table-cell table:formula="of:=[Blacklight.G48]" office:value-type="float" office:value="39.2775201966439">
            <text:p>39.2775201966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3</text:p>
          </table:table-cell>
          <table:table-cell table:formula="of:=[Blacklight.G19]" office:value-type="float" office:value="98.3926155409148">
            <text:p>98.3926155409</text:p>
          </table:table-cell>
          <table:table-cell table:formula="of:=[Blacklight.G29]" office:value-type="float" office:value="61.938709884854">
            <text:p>61.9387098849</text:p>
          </table:table-cell>
          <table:table-cell table:formula="of:=[Blacklight.G39]" office:value-type="float" office:value="4.38031553023659">
            <text:p>4.3803155302</text:p>
          </table:table-cell>
          <table:table-cell table:formula="of:=[Blacklight.G49]" office:value-type="float" office:value="57.4530265483743">
            <text:p>57.4530265484</text:p>
          </table:table-cell>
          <table:table-cell/>
        </table:table-row>
      </table:table>
      <table:table table:name="Blacklight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2:'Blacklight Total'.A2 'Blacklight Total'.A3:'Blacklight Total'.A9 'Blacklight Total'.B2:'Blacklight Total'.B2 'Blacklight Total'.B3:'Blacklight Total'.B9 'Blacklight Total'.A2:'Blacklight Total'.A2 'Blacklight Total'.A3:'Blacklight Total'.A9 'Blacklight Total'.C2:'Blacklight Total'.C2 'Blacklight Total'.C3:'Blacklight Total'.C9 'Blacklight Total'.A2:'Blacklight Total'.A2 'Blacklight Total'.A3:'Blacklight Total'.A9 'Blacklight Total'.D2:'Blacklight Total'.D2 'Blacklight Total'.D3:'Blacklight Total'.D9 'Blacklight Total'.A2:'Blacklight Total'.A2 'Blacklight Total'.A3:'Blacklight Total'.A9 'Blacklight Total'.E2:'Blacklight Total'.E2 'Blacklight Total'.E3:'Blacklight Total'.E9 'Blacklight Total'.A2:'Blacklight Total'.A2 'Blacklight Total'.A3:'Blacklight Total'.A9 'Blacklight Total'.F2:'Blacklight Total'.F2 'Blacklight Total'.F3:'Blacklight Total'.F9 'Blacklight Total'.A2:'Blacklight Total'.A2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</text:p>
          </table:table-cell>
          <table:table-cell table:formula="of:=[Blacklight.H14]" office:value-type="float" office:value="2.35625069225483">
            <text:p>2.3562506923</text:p>
          </table:table-cell>
          <table:table-cell table:formula="of:=[Blacklight.H24]" office:value-type="float" office:value="10.7087124670947">
            <text:p>10.7087124671</text:p>
          </table:table-cell>
          <table:table-cell table:formula="of:=[Blacklight.H34]" office:value-type="float" office:value="1.24995531453034">
            <text:p>1.2499553145</text:p>
          </table:table-cell>
          <table:table-cell table:formula="of:=[Blacklight.H44]" office:value-type="float" office:value="1.87212576736333">
            <text:p>1.872125767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</text:p>
          </table:table-cell>
          <table:table-cell table:formula="of:=[Blacklight.H15]" office:value-type="float" office:value="14.7626477239744">
            <text:p>14.762647724</text:p>
          </table:table-cell>
          <table:table-cell table:formula="of:=[Blacklight.H25]" office:value-type="float" office:value="8.62929951285301">
            <text:p>8.6292995129</text:p>
          </table:table-cell>
          <table:table-cell table:formula="of:=[Blacklight.H35]" office:value-type="float" office:value="2.29440712324609">
            <text:p>2.2944071232</text:p>
          </table:table-cell>
          <table:table-cell table:formula="of:=[Blacklight.H45]" office:value-type="float" office:value="3.47700409722655">
            <text:p>3.4770040972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</text:p>
          </table:table-cell>
          <table:table-cell table:formula="of:=[Blacklight.H16]" office:value-type="float" office:value="152.267237537285">
            <text:p>152.2672375373</text:p>
          </table:table-cell>
          <table:table-cell table:formula="of:=[Blacklight.H26]" office:value-type="float" office:value="17.7375168776636">
            <text:p>17.7375168777</text:p>
          </table:table-cell>
          <table:table-cell table:formula="of:=[Blacklight.H36]" office:value-type="float" office:value="2.26934821630508">
            <text:p>2.2693482163</text:p>
          </table:table-cell>
          <table:table-cell table:formula="of:=[Blacklight.H46]" office:value-type="float" office:value="6.54497481217204">
            <text:p>6.544974812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2</text:p>
          </table:table-cell>
          <table:table-cell table:formula="of:=[Blacklight.H17]" office:value-type="float" office:value="14.7078125370053">
            <text:p>14.707812537</text:p>
          </table:table-cell>
          <table:table-cell table:formula="of:=[Blacklight.H27]" office:value-type="float" office:value="34.7496274799538">
            <text:p>34.74962748</text:p>
          </table:table-cell>
          <table:table-cell table:formula="of:=[Blacklight.H37]" office:value-type="float" office:value="4.58629525313711">
            <text:p>4.5862952531</text:p>
          </table:table-cell>
          <table:table-cell table:formula="of:=[Blacklight.H47]" office:value-type="float" office:value="24.0704829523493">
            <text:p>24.070482952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</text:p>
          </table:table-cell>
          <table:table-cell table:formula="of:=[Blacklight.H18]" office:value-type="float" office:value="21.1085049300842">
            <text:p>21.1085049301</text:p>
          </table:table-cell>
          <table:table-cell table:formula="of:=[Blacklight.H28]" office:value-type="float" office:value="27.6309070493779">
            <text:p>27.6309070494</text:p>
          </table:table-cell>
          <table:table-cell table:formula="of:=[Blacklight.H38]" office:value-type="float" office:value="4.16193248361786">
            <text:p>4.1619324836</text:p>
          </table:table-cell>
          <table:table-cell table:formula="of:=[Blacklight.H48]" office:value-type="float" office:value="39.2338418685265">
            <text:p>39.2338418685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</text:p>
          </table:table-cell>
          <table:table-cell table:formula="of:=[Blacklight.H19]" office:value-type="float" office:value="98.2988575570168">
            <text:p>98.298857557</text:p>
          </table:table-cell>
          <table:table-cell table:formula="of:=[Blacklight.H29]" office:value-type="float" office:value="61.8926590521287">
            <text:p>61.8926590521</text:p>
          </table:table-cell>
          <table:table-cell table:formula="of:=[Blacklight.H39]" office:value-type="float" office:value="4.37970511139516">
            <text:p>4.3797051114</text:p>
          </table:table-cell>
          <table:table-cell table:formula="of:=[Blacklight.H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10" table:default-cell-style-name="ce17"/>
        <table:table-column table:style-name="co11" table:default-cell-style-name="ce24"/>
        <table:table-column table:style-name="co12" table:default-cell-style-name="ce24"/>
        <table:table-column table:style-name="co6" table:default-cell-style-name="ce24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9" table:default-cell-style-name="ce29"/>
        <table:table-row table:style-name="ro3">
          <table:table-cell table:style-name="ce20" office:value-type="string" table:number-columns-spanned="8" table:number-rows-spanned="1">
            <text:p>Pople 27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3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</text:p>
          </table:table-cell>
          <table:table-cell table:formula="of:=[.C$3]/[.C4]" office:value-type="float" office:value="8.71658723258228">
            <text:p>8.7165872326</text:p>
          </table:table-cell>
          <table:table-cell table:formula="of:=[.D$3]/[.D4]" office:value-type="float" office:value="8.71479073113857">
            <text:p>8.71479073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</text:p>
          </table:table-cell>
          <table:table-cell table:formula="of:=[.C$3]/[.C5]" office:value-type="float" office:value="6.97270631165938">
            <text:p>6.9727063117</text:p>
          </table:table-cell>
          <table:table-cell table:formula="of:=[.D$3]/[.D5]" office:value-type="float" office:value="6.9693579730779">
            <text:p>6.96935797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7</text:p>
          </table:table-cell>
          <table:table-cell table:formula="of:=[.C$3]/[.C6]" office:value-type="float" office:value="20.5696587011257">
            <text:p>20.5696587011</text:p>
          </table:table-cell>
          <table:table-cell table:formula="of:=[.D$3]/[.D6]" office:value-type="float" office:value="20.558723622612">
            <text:p>20.55872362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</text:p>
          </table:table-cell>
          <table:table-cell table:formula="of:=[.C$3]/[.C7]" office:value-type="float" office:value="11.8285638522168">
            <text:p>11.8285638522</text:p>
          </table:table-cell>
          <table:table-cell table:formula="of:=[.D$3]/[.D7]" office:value-type="float" office:value="11.824529492596">
            <text:p>11.824529492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</text:p>
          </table:table-cell>
          <table:table-cell table:formula="of:=[.C$3]/[.C8]" office:value-type="float" office:value="279.53603875828">
            <text:p>279.5360387583</text:p>
          </table:table-cell>
          <table:table-cell table:formula="of:=[.D$3]/[.D8]" office:value-type="float" office:value="265.883061129867">
            <text:p>265.8830611299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580163581">
            <text:p>580163581</text:p>
          </table:table-cell>
          <table:table-cell table:style-name="ce25" office:value-type="float" office:value="15899.138">
            <text:p>15899.138</text:p>
          </table:table-cell>
          <table:table-cell table:style-name="ce25" office:value-type="float" office:value="15960.239">
            <text:p>15960.239</text:p>
          </table:table-cell>
          <table:table-cell table:style-name="ce25"/>
          <table:table-cell table:style-name="ce25" table:formula="of:=([.B9]/[.D9])/([.B$3]/[.D$3])" office:value-type="float" office:value="28.7979137970162">
            <text:p>28.797913797</text:p>
          </table:table-cell>
          <table:table-cell table:style-name="ce25" table:formula="of:=[.C$3]/[.C9]" office:value-type="float" office:value="81.9832578973778">
            <text:p>81.9832578974</text:p>
          </table:table-cell>
          <table:table-cell table:style-name="ce30" table:formula="of:=[.D$3]/[.D9]" office:value-type="float" office:value="81.6695071420923">
            <text:p>81.669507142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20" office:value-type="string" table:number-columns-spanned="8" table:number-rows-spanned="1">
            <text:p>Pople 33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4"/>
        </table:table-row>
        <table:table-row table:style-name="ro2">
          <table:table-cell table:style-name="ce32" office:value-type="string">
            <text:p>Processors</text:p>
          </table:table-cell>
          <table:table-cell table:style-name="ce33" office:value-type="string">
            <text:p>Nodes</text:p>
          </table:table-cell>
          <table:table-cell table:style-name="ce33" office:value-type="string">
            <text:p>Computational Time</text:p>
          </table:table-cell>
          <table:table-cell table:style-name="ce33" office:value-type="string">
            <text:p>Total Time</text:p>
          </table:table-cell>
          <table:table-cell table:style-name="ce33"/>
          <table:table-cell table:style-name="ce33" office:value-type="string">
            <text:p>Node Speedup</text:p>
          </table:table-cell>
          <table:table-cell table:style-name="ce33" office:value-type="string">
            <text:p>Computational Time Speedup</text:p>
          </table:table-cell>
          <table:table-cell table:style-name="ce35"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2</text:p>
          </table:table-cell>
          <table:table-cell table:formula="of:=[.C$13]/[.C14]" office:value-type="float" office:value="2.27600850493414">
            <text:p>2.2760085049</text:p>
          </table:table-cell>
          <table:table-cell table:formula="of:=[.D$13]/[.D14]" office:value-type="float" office:value="2.27587963289761">
            <text:p>2.275879632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2</text:p>
          </table:table-cell>
          <table:table-cell table:formula="of:=[.C$13]/[.C15]" office:value-type="float" office:value="14.4090438407039">
            <text:p>14.4090438407</text:p>
          </table:table-cell>
          <table:table-cell table:formula="of:=[.D$13]/[.D15]" office:value-type="float" office:value="14.402239063774">
            <text:p>14.402239063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3</text:p>
          </table:table-cell>
          <table:table-cell table:formula="of:=[.C$13]/[.C16]" office:value-type="float" office:value="14.4040347797469">
            <text:p>14.4040347797</text:p>
          </table:table-cell>
          <table:table-cell table:formula="of:=[.D$13]/[.D16]" office:value-type="float" office:value="14.3941465642219">
            <text:p>14.394146564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</text:p>
          </table:table-cell>
          <table:table-cell table:formula="of:=[.C$13]/[.C17]" office:value-type="float" office:value="14.417344426694">
            <text:p>14.4173444267</text:p>
          </table:table-cell>
          <table:table-cell table:formula="of:=[.D$13]/[.D17]" office:value-type="float" office:value="14.4131834965286">
            <text:p>14.413183496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</text:p>
          </table:table-cell>
          <table:table-cell table:formula="of:=[.C$13]/[.C18]" office:value-type="float" office:value="139.127496661035">
            <text:p>139.127496661</text:p>
          </table:table-cell>
          <table:table-cell table:formula="of:=[.D$13]/[.D18]" office:value-type="float" office:value="137.862519817008">
            <text:p>137.862519817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440349296">
            <text:p>440349296</text:p>
          </table:table-cell>
          <table:table-cell table:style-name="ce25" office:value-type="float" office:value="13215.172">
            <text:p>13215.172</text:p>
          </table:table-cell>
          <table:table-cell table:style-name="ce25" office:value-type="float" office:value="13261.275">
            <text:p>13261.275</text:p>
          </table:table-cell>
          <table:table-cell table:style-name="ce25"/>
          <table:table-cell table:style-name="ce25" table:formula="of:=([.B19]/[.D19])/([.B$13]/[.D$13])" office:value-type="float" office:value="29.2735959619389">
            <text:p>29.2735959619</text:p>
          </table:table-cell>
          <table:table-cell table:style-name="ce25" table:formula="of:=[.C$13]/[.C19]" office:value-type="float" office:value="146.17455217382">
            <text:p>146.1745521738</text:p>
          </table:table-cell>
          <table:table-cell table:style-name="ce30" table:formula="of:=[.D$13]/[.D19]" office:value-type="float" office:value="145.6664827477">
            <text:p>145.666482747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20" office:value-type="string" table:number-columns-spanned="8" table:number-rows-spanned="1">
            <text:p>Pople 35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4"/>
        </table:table-row>
        <table:table-row table:style-name="ro2">
          <table:table-cell table:style-name="ce32" office:value-type="string">
            <text:p>Processors</text:p>
          </table:table-cell>
          <table:table-cell table:style-name="ce33" office:value-type="string">
            <text:p>Nodes</text:p>
          </table:table-cell>
          <table:table-cell table:style-name="ce33" office:value-type="string">
            <text:p>Computational Time</text:p>
          </table:table-cell>
          <table:table-cell table:style-name="ce33" office:value-type="string">
            <text:p>Total Time</text:p>
          </table:table-cell>
          <table:table-cell table:style-name="ce33"/>
          <table:table-cell table:style-name="ce33" office:value-type="string">
            <text:p>Node Speedup</text:p>
          </table:table-cell>
          <table:table-cell table:style-name="ce33" office:value-type="string">
            <text:p>Computational Time Speedup</text:p>
          </table:table-cell>
          <table:table-cell table:style-name="ce35"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</text:p>
          </table:table-cell>
          <table:table-cell table:formula="of:=[.C$23]/[.C24]" office:value-type="float" office:value="10.1597359256721">
            <text:p>10.1597359257</text:p>
          </table:table-cell>
          <table:table-cell table:formula="of:=[.D$23]/[.D24]" office:value-type="float" office:value="10.1578225072404">
            <text:p>10.157822507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</text:p>
          </table:table-cell>
          <table:table-cell table:formula="of:=[.C$23]/[.C25]" office:value-type="float" office:value="8.25515192316494">
            <text:p>8.2551519232</text:p>
          </table:table-cell>
          <table:table-cell table:formula="of:=[.D$23]/[.D25]" office:value-type="float" office:value="8.25280080291232">
            <text:p>8.25280080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8</text:p>
          </table:table-cell>
          <table:table-cell table:formula="of:=[.C$23]/[.C26]" office:value-type="float" office:value="10.2406049161537">
            <text:p>10.2406049162</text:p>
          </table:table-cell>
          <table:table-cell table:formula="of:=[.D$23]/[.D26]" office:value-type="float" office:value="10.2385006211518">
            <text:p>10.23850062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</text:p>
          </table:table-cell>
          <table:table-cell table:formula="of:=[.C$23]/[.C27]" office:value-type="float" office:value="31.4184699848117">
            <text:p>31.4184699848</text:p>
          </table:table-cell>
          <table:table-cell table:formula="of:=[.D$23]/[.D27]" office:value-type="float" office:value="31.3963913676812">
            <text:p>31.396391367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</text:p>
          </table:table-cell>
          <table:table-cell table:formula="of:=[.C$23]/[.C28]" office:value-type="float" office:value="32.0565399384151">
            <text:p>32.0565399384</text:p>
          </table:table-cell>
          <table:table-cell table:formula="of:=[.D$23]/[.D28]" office:value-type="float" office:value="31.8351650329372">
            <text:p>31.8351650329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1896019072">
            <text:p>1896019072</text:p>
          </table:table-cell>
          <table:table-cell table:style-name="ce25" office:value-type="float" office:value="56081.719">
            <text:p>56081.719</text:p>
          </table:table-cell>
          <table:table-cell table:style-name="ce25" office:value-type="float" office:value="56129.065">
            <text:p>56129.065</text:p>
          </table:table-cell>
          <table:table-cell table:style-name="ce25"/>
          <table:table-cell table:style-name="ce25" table:formula="of:=([.B29]/[.D29])/([.B$23]/[.D$23])" office:value-type="float" office:value="29.131560555743">
            <text:p>29.1315605557</text:p>
          </table:table-cell>
          <table:table-cell table:style-name="ce25" table:formula="of:=[.C$23]/[.C29]" office:value-type="float" office:value="29.1125336582497">
            <text:p>29.1125336582</text:p>
          </table:table-cell>
          <table:table-cell table:style-name="ce30" table:formula="of:=[.D$23]/[.D29]" office:value-type="float" office:value="29.0880133670497">
            <text:p>29.08801336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20" office:value-type="string" table:number-columns-spanned="8" table:number-rows-spanned="1">
            <text:p>Pople 39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4"/>
        </table:table-row>
        <table:table-row table:style-name="ro2">
          <table:table-cell table:style-name="ce32" office:value-type="string">
            <text:p>Processors</text:p>
          </table:table-cell>
          <table:table-cell table:style-name="ce33" office:value-type="string">
            <text:p>Nodes</text:p>
          </table:table-cell>
          <table:table-cell table:style-name="ce33" office:value-type="string">
            <text:p>Computational Time</text:p>
          </table:table-cell>
          <table:table-cell table:style-name="ce33" office:value-type="string">
            <text:p>Total Time</text:p>
          </table:table-cell>
          <table:table-cell table:style-name="ce33"/>
          <table:table-cell table:style-name="ce33" office:value-type="string">
            <text:p>Node Speedup</text:p>
          </table:table-cell>
          <table:table-cell table:style-name="ce33" office:value-type="string">
            <text:p>Computational Time Speedup</text:p>
          </table:table-cell>
          <table:table-cell table:style-name="ce35"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</text:p>
          </table:table-cell>
          <table:table-cell table:formula="of:=[.C$33]/[.C34]" office:value-type="float" office:value="1.20092192530044">
            <text:p>1.2009219253</text:p>
          </table:table-cell>
          <table:table-cell table:formula="of:=[.D$33]/[.D34]" office:value-type="float" office:value="1.20090366675326">
            <text:p>1.200903666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</text:p>
          </table:table-cell>
          <table:table-cell table:formula="of:=[.C$33]/[.C35]" office:value-type="float" office:value="2.18428823815876">
            <text:p>2.1842882382</text:p>
          </table:table-cell>
          <table:table-cell table:formula="of:=[.D$33]/[.D35]" office:value-type="float" office:value="2.18422372403905">
            <text:p>2.1842237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</text:p>
          </table:table-cell>
          <table:table-cell table:formula="of:=[.C$33]/[.C36]" office:value-type="float" office:value="3.09068246912205">
            <text:p>3.0906824691</text:p>
          </table:table-cell>
          <table:table-cell table:formula="of:=[.D$33]/[.D36]" office:value-type="float" office:value="3.09054378800778">
            <text:p>3.0905437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</text:p>
          </table:table-cell>
          <table:table-cell table:formula="of:=[.C$33]/[.C37]" office:value-type="float" office:value="6.9526606215555">
            <text:p>6.9526606216</text:p>
          </table:table-cell>
          <table:table-cell table:formula="of:=[.D$33]/[.D37]" office:value-type="float" office:value="6.9518761233522">
            <text:p>6.95187612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1</text:p>
          </table:table-cell>
          <table:table-cell table:formula="of:=[.C$33]/[.C38]" office:value-type="float" office:value="4.04603171755046">
            <text:p>4.0460317176</text:p>
          </table:table-cell>
          <table:table-cell table:formula="of:=[.D$33]/[.D38]" office:value-type="float" office:value="4.04573863614612">
            <text:p>4.0457386361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6639356110">
            <text:p>6639356110</text:p>
          </table:table-cell>
          <table:table-cell table:style-name="ce25" office:value-type="float" office:value="287222.499">
            <text:p>287222.499</text:p>
          </table:table-cell>
          <table:table-cell table:style-name="ce25" office:value-type="float" office:value="287267.411">
            <text:p>287267.411</text:p>
          </table:table-cell>
          <table:table-cell table:style-name="ce25"/>
          <table:table-cell table:style-name="ce25" table:formula="of:=([.B39]/[.D39])/([.B$33]/[.D$33])" office:value-type="float" office:value="30.7454611372945">
            <text:p>30.7454611373</text:p>
          </table:table-cell>
          <table:table-cell table:style-name="ce25" table:formula="of:=[.C$33]/[.C39]" office:value-type="float" office:value="7.89235090876359">
            <text:p>7.8923509088</text:p>
          </table:table-cell>
          <table:table-cell table:style-name="ce30" table:formula="of:=[.D$33]/[.D39]" office:value-type="float" office:value="7.8911239743794">
            <text:p>7.891123974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20" office:value-type="string" table:number-columns-spanned="8" table:number-rows-spanned="1">
            <text:p>Pople 75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4"/>
        </table:table-row>
        <table:table-row table:style-name="ro2">
          <table:table-cell table:style-name="ce32" office:value-type="string">
            <text:p>Processors</text:p>
          </table:table-cell>
          <table:table-cell table:style-name="ce33" office:value-type="string">
            <text:p>Nodes</text:p>
          </table:table-cell>
          <table:table-cell table:style-name="ce33" office:value-type="string">
            <text:p>Computational Time</text:p>
          </table:table-cell>
          <table:table-cell table:style-name="ce33" office:value-type="string">
            <text:p>Total Time</text:p>
          </table:table-cell>
          <table:table-cell table:style-name="ce33"/>
          <table:table-cell table:style-name="ce33" office:value-type="string">
            <text:p>Node Speedup</text:p>
          </table:table-cell>
          <table:table-cell table:style-name="ce33" office:value-type="string">
            <text:p>Computational Time Speedup</text:p>
          </table:table-cell>
          <table:table-cell table:style-name="ce35"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3</text:p>
          </table:table-cell>
          <table:table-cell table:formula="of:=[.C$43]/[.C44]" office:value-type="float" office:value="1.80246644583911">
            <text:p>1.8024664458</text:p>
          </table:table-cell>
          <table:table-cell table:formula="of:=[.D$43]/[.D44]" office:value-type="float" office:value="1.80244699662157">
            <text:p>1.802446996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6</text:p>
          </table:table-cell>
          <table:table-cell table:formula="of:=[.C$43]/[.C45]" office:value-type="float" office:value="2.98903081452622">
            <text:p>2.9890308145</text:p>
          </table:table-cell>
          <table:table-cell table:formula="of:=[.D$43]/[.D45]" office:value-type="float" office:value="2.98897173685627">
            <text:p>2.98897173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</text:p>
          </table:table-cell>
          <table:table-cell table:formula="of:=[.C$43]/[.C46]" office:value-type="float" office:value="7.04024472825769">
            <text:p>7.0402447283</text:p>
          </table:table-cell>
          <table:table-cell table:formula="of:=[.D$43]/[.D46]" office:value-type="float" office:value="7.03990531516678">
            <text:p>7.03990531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</text:p>
          </table:table-cell>
          <table:table-cell table:formula="of:=[.C$43]/[.C47]" office:value-type="float" office:value="13.998707766767">
            <text:p>13.9987077668</text:p>
          </table:table-cell>
          <table:table-cell table:formula="of:=[.D$43]/[.D47]" office:value-type="float" office:value="13.9971350526214">
            <text:p>13.997135052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7</text:p>
          </table:table-cell>
          <table:table-cell table:formula="of:=[.C$43]/[.C48]" office:value-type="float" office:value="23.5943301038287">
            <text:p>23.5943301038</text:p>
          </table:table-cell>
          <table:table-cell table:formula="of:=[.D$43]/[.D48]" office:value-type="float" office:value="23.5896700913092">
            <text:p>23.5896700913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3389025764">
            <text:p>3389025764</text:p>
          </table:table-cell>
          <table:table-cell table:style-name="ce25" office:value-type="float" office:value="143052.835">
            <text:p>143052.835</text:p>
          </table:table-cell>
          <table:table-cell table:style-name="ce25" office:value-type="float" office:value="143097.561">
            <text:p>143097.561</text:p>
          </table:table-cell>
          <table:table-cell table:style-name="ce25"/>
          <table:table-cell table:style-name="ce25" table:formula="of:=([.B49]/[.D49])/([.B$43]/[.D$43])" office:value-type="float" office:value="29.050345371337">
            <text:p>29.0503453713</text:p>
          </table:table-cell>
          <table:table-cell table:style-name="ce25" table:formula="of:=[.C$43]/[.C49]" office:value-type="float" office:value="33.7319723862865">
            <text:p>33.7319723863</text:p>
          </table:table-cell>
          <table:table-cell table:style-name="ce30" table:formula="of:=[.D$43]/[.D49]" office:value-type="float" office:value="33.7214384317843">
            <text:p>33.7214384318</text:p>
          </table:table-cell>
        </table:table-row>
      </table:table>
      <table:table table:name="Pople Nodes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</text:p>
          </table:table-cell>
          <table:table-cell table:formula="of:=[Pople.F14]" office:value-type="float" office:value="1.86814227816705">
            <text:p>1.8681422782</text:p>
          </table:table-cell>
          <table:table-cell table:formula="of:=[Pople.F24]" office:value-type="float" office:value="1.80732749311223">
            <text:p>1.8073274931</text:p>
          </table:table-cell>
          <table:table-cell table:formula="of:=[Pople.F34]" office:value-type="float" office:value="1.89476611710387">
            <text:p>1.8947661171</text:p>
          </table:table-cell>
          <table:table-cell table:formula="of:=[Pople.F44]" office:value-type="float" office:value="1.94713294527402">
            <text:p>1.9471329453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</text:p>
          </table:table-cell>
          <table:table-cell table:formula="of:=[Pople.F15]" office:value-type="float" office:value="3.74966281716127">
            <text:p>3.7496628172</text:p>
          </table:table-cell>
          <table:table-cell table:formula="of:=[Pople.F25]" office:value-type="float" office:value="3.72062366642717">
            <text:p>3.7206236664</text:p>
          </table:table-cell>
          <table:table-cell table:formula="of:=[Pople.F35]" office:value-type="float" office:value="3.8298156188394">
            <text:p>3.8298156188</text:p>
          </table:table-cell>
          <table:table-cell table:formula="of:=[Pople.F45]" office:value-type="float" office:value="3.83705257557019">
            <text:p>3.8370525756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7</text:p>
          </table:table-cell>
          <table:table-cell table:formula="of:=[Pople.F16]" office:value-type="float" office:value="7.42370671626786">
            <text:p>7.4237067163</text:p>
          </table:table-cell>
          <table:table-cell table:formula="of:=[Pople.F26]" office:value-type="float" office:value="7.42065437479458">
            <text:p>7.4206543748</text:p>
          </table:table-cell>
          <table:table-cell table:formula="of:=[Pople.F36]" office:value-type="float" office:value="7.82155528383204">
            <text:p>7.8215552838</text:p>
          </table:table-cell>
          <table:table-cell table:formula="of:=[Pople.F46]" office:value-type="float" office:value="7.7880926197482">
            <text:p>7.7880926197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</text:p>
          </table:table-cell>
          <table:table-cell table:formula="of:=[Pople.F17]" office:value-type="float" office:value="13.0806695799219">
            <text:p>13.0806695799</text:p>
          </table:table-cell>
          <table:table-cell table:formula="of:=[Pople.F27]" office:value-type="float" office:value="14.6725854120248">
            <text:p>14.672585412</text:p>
          </table:table-cell>
          <table:table-cell table:formula="of:=[Pople.F37]" office:value-type="float" office:value="15.4889105162411">
            <text:p>15.4889105162</text:p>
          </table:table-cell>
          <table:table-cell table:formula="of:=[Pople.F47]" office:value-type="float" office:value="15.2803374180127">
            <text:p>15.28033741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</text:p>
          </table:table-cell>
          <table:table-cell table:formula="of:=[Pople.F18]" office:value-type="float" office:value="22.0525425144228">
            <text:p>22.0525425144</text:p>
          </table:table-cell>
          <table:table-cell table:formula="of:=[Pople.F28]" office:value-type="float" office:value="22.1993493775007">
            <text:p>22.1993493775</text:p>
          </table:table-cell>
          <table:table-cell table:formula="of:=[Pople.F38]" office:value-type="float" office:value="23.6734381210957">
            <text:p>23.6734381211</text:p>
          </table:table-cell>
          <table:table-cell table:formula="of:=[Pople.F48]" office:value-type="float" office:value="23.0546859826669">
            <text:p>23.0546859827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</text:p>
          </table:table-cell>
          <table:table-cell table:formula="of:=[Pople.F19]" office:value-type="float" office:value="29.2735959619389">
            <text:p>29.2735959619</text:p>
          </table:table-cell>
          <table:table-cell table:formula="of:=[Pople.F29]" office:value-type="float" office:value="29.131560555743">
            <text:p>29.1315605557</text:p>
          </table:table-cell>
          <table:table-cell table:formula="of:=[Pople.F39]" office:value-type="float" office:value="30.7454611372945">
            <text:p>30.7454611373</text:p>
          </table:table-cell>
          <table:table-cell table:formula="of:=[Pople.F49]" office:value-type="float" office:value="29.050345371337">
            <text:p>29.0503453713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6</text:p>
          </table:table-cell>
          <table:table-cell table:formula="of:=[Pople.G14]" office:value-type="float" office:value="2.27600850493414">
            <text:p>2.2760085049</text:p>
          </table:table-cell>
          <table:table-cell table:formula="of:=[Pople.G24]" office:value-type="float" office:value="10.1597359256721">
            <text:p>10.1597359257</text:p>
          </table:table-cell>
          <table:table-cell table:formula="of:=[Pople.G34]" office:value-type="float" office:value="1.20092192530044">
            <text:p>1.2009219253</text:p>
          </table:table-cell>
          <table:table-cell table:formula="of:=[Pople.G44]" office:value-type="float" office:value="1.80246644583911">
            <text:p>1.8024664458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7</text:p>
          </table:table-cell>
          <table:table-cell table:formula="of:=[Pople.G15]" office:value-type="float" office:value="14.4090438407039">
            <text:p>14.4090438407</text:p>
          </table:table-cell>
          <table:table-cell table:formula="of:=[Pople.G25]" office:value-type="float" office:value="8.25515192316494">
            <text:p>8.2551519232</text:p>
          </table:table-cell>
          <table:table-cell table:formula="of:=[Pople.G35]" office:value-type="float" office:value="2.18428823815876">
            <text:p>2.1842882382</text:p>
          </table:table-cell>
          <table:table-cell table:formula="of:=[Pople.G45]" office:value-type="float" office:value="2.98903081452622">
            <text:p>2.9890308145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</text:p>
          </table:table-cell>
          <table:table-cell table:formula="of:=[Pople.G16]" office:value-type="float" office:value="14.4040347797469">
            <text:p>14.4040347797</text:p>
          </table:table-cell>
          <table:table-cell table:formula="of:=[Pople.G26]" office:value-type="float" office:value="10.2406049161537">
            <text:p>10.2406049162</text:p>
          </table:table-cell>
          <table:table-cell table:formula="of:=[Pople.G36]" office:value-type="float" office:value="3.09068246912205">
            <text:p>3.0906824691</text:p>
          </table:table-cell>
          <table:table-cell table:formula="of:=[Pople.G46]" office:value-type="float" office:value="7.04024472825769">
            <text:p>7.0402447283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</text:p>
          </table:table-cell>
          <table:table-cell table:formula="of:=[Pople.G17]" office:value-type="float" office:value="14.417344426694">
            <text:p>14.4173444267</text:p>
          </table:table-cell>
          <table:table-cell table:formula="of:=[Pople.G27]" office:value-type="float" office:value="31.4184699848117">
            <text:p>31.4184699848</text:p>
          </table:table-cell>
          <table:table-cell table:formula="of:=[Pople.G37]" office:value-type="float" office:value="6.9526606215555">
            <text:p>6.9526606216</text:p>
          </table:table-cell>
          <table:table-cell table:formula="of:=[Pople.G47]" office:value-type="float" office:value="13.998707766767">
            <text:p>13.998707766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3</text:p>
          </table:table-cell>
          <table:table-cell table:formula="of:=[Pople.G18]" office:value-type="float" office:value="139.127496661035">
            <text:p>139.127496661</text:p>
          </table:table-cell>
          <table:table-cell table:formula="of:=[Pople.G28]" office:value-type="float" office:value="32.0565399384151">
            <text:p>32.0565399384</text:p>
          </table:table-cell>
          <table:table-cell table:formula="of:=[Pople.G38]" office:value-type="float" office:value="4.04603171755046">
            <text:p>4.0460317176</text:p>
          </table:table-cell>
          <table:table-cell table:formula="of:=[Pople.G48]" office:value-type="float" office:value="23.5943301038287">
            <text:p>23.5943301038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4</text:p>
          </table:table-cell>
          <table:table-cell table:formula="of:=[Pople.G19]" office:value-type="float" office:value="146.17455217382">
            <text:p>146.1745521738</text:p>
          </table:table-cell>
          <table:table-cell table:formula="of:=[Pople.G29]" office:value-type="float" office:value="29.1125336582497">
            <text:p>29.1125336582</text:p>
          </table:table-cell>
          <table:table-cell table:formula="of:=[Pople.G39]" office:value-type="float" office:value="7.89235090876359">
            <text:p>7.8923509088</text:p>
          </table:table-cell>
          <table:table-cell table:formula="of:=[Pople.G49]" office:value-type="float" office:value="33.7319723862865">
            <text:p>33.7319723863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</text:p>
          </table:table-cell>
          <table:table-cell table:formula="of:=[Pople.H14]" office:value-type="float" office:value="2.27587963289761">
            <text:p>2.2758796329</text:p>
          </table:table-cell>
          <table:table-cell table:formula="of:=[Pople.H24]" office:value-type="float" office:value="10.1578225072404">
            <text:p>10.1578225072</text:p>
          </table:table-cell>
          <table:table-cell table:formula="of:=[Pople.H34]" office:value-type="float" office:value="1.20090366675326">
            <text:p>1.2009036668</text:p>
          </table:table-cell>
          <table:table-cell table:formula="of:=[Pople.H44]" office:value-type="float" office:value="1.80244699662157">
            <text:p>1.8024469966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1</text:p>
          </table:table-cell>
          <table:table-cell table:formula="of:=[Pople.H15]" office:value-type="float" office:value="14.402239063774">
            <text:p>14.4022390638</text:p>
          </table:table-cell>
          <table:table-cell table:formula="of:=[Pople.H25]" office:value-type="float" office:value="8.25280080291232">
            <text:p>8.2528008029</text:p>
          </table:table-cell>
          <table:table-cell table:formula="of:=[Pople.H35]" office:value-type="float" office:value="2.18422372403905">
            <text:p>2.184223724</text:p>
          </table:table-cell>
          <table:table-cell table:formula="of:=[Pople.H45]" office:value-type="float" office:value="2.98897173685627">
            <text:p>2.988971736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</text:p>
          </table:table-cell>
          <table:table-cell table:formula="of:=[Pople.H16]" office:value-type="float" office:value="14.3941465642219">
            <text:p>14.3941465642</text:p>
          </table:table-cell>
          <table:table-cell table:formula="of:=[Pople.H26]" office:value-type="float" office:value="10.2385006211518">
            <text:p>10.2385006212</text:p>
          </table:table-cell>
          <table:table-cell table:formula="of:=[Pople.H36]" office:value-type="float" office:value="3.09054378800778">
            <text:p>3.090543788</text:p>
          </table:table-cell>
          <table:table-cell table:formula="of:=[Pople.H46]" office:value-type="float" office:value="7.03990531516678">
            <text:p>7.039905315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6</text:p>
          </table:table-cell>
          <table:table-cell table:formula="of:=[Pople.H17]" office:value-type="float" office:value="14.4131834965286">
            <text:p>14.4131834965</text:p>
          </table:table-cell>
          <table:table-cell table:formula="of:=[Pople.H27]" office:value-type="float" office:value="31.3963913676812">
            <text:p>31.3963913677</text:p>
          </table:table-cell>
          <table:table-cell table:formula="of:=[Pople.H37]" office:value-type="float" office:value="6.9518761233522">
            <text:p>6.9518761234</text:p>
          </table:table-cell>
          <table:table-cell table:formula="of:=[Pople.H47]" office:value-type="float" office:value="13.9971350526214">
            <text:p>13.9971350526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9</text:p>
          </table:table-cell>
          <table:table-cell table:formula="of:=[Pople.H18]" office:value-type="float" office:value="137.862519817008">
            <text:p>137.862519817</text:p>
          </table:table-cell>
          <table:table-cell table:formula="of:=[Pople.H28]" office:value-type="float" office:value="31.8351650329372">
            <text:p>31.8351650329</text:p>
          </table:table-cell>
          <table:table-cell table:formula="of:=[Pople.H38]" office:value-type="float" office:value="4.04573863614612">
            <text:p>4.0457386361</text:p>
          </table:table-cell>
          <table:table-cell table:formula="of:=[Pople.H48]" office:value-type="float" office:value="23.5896700913092">
            <text:p>23.5896700913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1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</text:p>
          </table:table-cell>
          <table:table-cell table:formula="of:=[Pople.H39]" office:value-type="float" office:value="7.8911239743794">
            <text:p>7.8911239744</text:p>
          </table:table-cell>
          <table:table-cell table:formula="of:=[Pople.H49]" office:value-type="float" office:value="33.7214384317843">
            <text:p>33.721438431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0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4-23T00:23:04</dc:date>
    <dc:creator>jaesung </dc:creator>
    <meta:editing-duration>PT14H06M30S</meta:editing-duration>
    <meta:editing-cycles>27</meta:editing-cycles>
    <meta:document-statistic meta:table-count="9" meta:cell-count="9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